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mbria Math" svg:font-family="'Cambria Math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table:align="left" style:may-break-between-rows="true" style:writing-mode="lr-tb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transparent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au1.B1" style:family="table-cell">
      <style:table-cell-properties fo:background-color="transparent" fo:padding-left="0.095cm" fo:padding-right="0.095cm" fo:padding-top="0cm" fo:padding-bottom="0cm" fo:border="0.5pt solid #000000" fo:vertical-align="top">
        <style:background-image/>
      </style:table-cell-properties>
    </style:style>
    <style:style style:name="Tableau1.A2" style:family="table-cell">
      <style:table-cell-properties fo:background-color="transparent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1.B2" style:family="table-cell">
      <style:table-cell-properties fo:background-color="transparent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officeooo:paragraph-rsid="0006a0ad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normal" officeooo:rsid="0006a0ad" officeooo:paragraph-rsid="0006a0a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weight="bold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font-style="normal" style:text-underline-style="none" fo:font-weight="normal" officeooo:paragraph-rsid="0006a0ad" style:text-underline-mode="continuous" style:text-overline-mode="continuous" style:text-line-through-mode="continuous" fo:background-color="transparent" style:font-name-asian="Times New Roman" style:font-style-asian="normal" style:font-name-complex="Times New Roman" style:font-style-complex="normal"/>
    </style:style>
    <style:style style:name="T1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00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T3" style:family="text">
      <style:text-properties fo:color="#000000" loext:opacity="100%" style:font-name="Times New Roman" fo:font-size="12pt" fo:font-weight="normal" officeooo:rsid="0006a0ad" fo:background-color="transparent" loext:char-shading-value="0" style:font-name-asian="Times New Roman" style:font-name-complex="Times New Roman"/>
    </style:style>
    <style:style style:name="T4" style:family="text">
      <style:text-properties fo:color="#000000" loext:opacity="100%" style:font-name="Cambria Math" fo:font-size="12pt" fo:font-weight="normal" fo:background-color="transparent" loext:char-shading-value="0" style:font-name-asian="Cambria Math" style:font-name-complex="Cambria Math"/>
    </style:style>
    <style:style style:name="T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</text:p>
      <text:p text:style-name="P2">Harmony </text:p>
      <text:p text:style-name="P2">Equipe : Yanis, Maxence, Elio</text:p>
      <text:p text:style-name="P3"/>
      <text:p text:style-name="P3"/>
      <text:p text:style-name="P2">Site Web (Discord-like)</text:p>
      <text:p text:style-name="P2">Permettre une discussion instantanée de plusieurs utilisateurs à travers le monde </text:p>
      <text:p text:style-name="P2">(Règle le soucis du Coronavirus)</text:p>
      <text:p text:style-name="P3"/>
      <table:table table:name="Tableau1" table:style-name="Tableau1">
        <table:table-column table:style-name="Tableau1.A" table:number-columns-repeated="2"/>
        <table:table-row table:style-name="TableLine2448756502448">
          <table:table-cell table:style-name="Tableau1.A1" office:value-type="string">
            <text:p text:style-name="P5">Objectifs</text:p>
          </table:table-cell>
          <table:table-cell table:style-name="Tableau1.B1" office:value-type="string">
            <text:p text:style-name="P5">Contraintes</text:p>
          </table:table-cell>
        </table:table-row>
        <table:table-row table:style-name="TableLine2448757345280">
          <table:table-cell table:style-name="Tableau1.A2" office:value-type="string">
            <text:p text:style-name="P8">Important : </text:p>
            <text:p text:style-name="P5">Un chat textuel</text:p>
            <text:p text:style-name="P5">Gestion connexion</text:p>
            <text:p text:style-name="P5"/>
            <text:p text:style-name="P3"/>
            <text:p text:style-name="P3"/>
            <text:p text:style-name="P9"><text:span text:style-name="T5">Facultatif :</text:span></text:p>
            <text:p text:style-name="P6">Système de màj </text:p>
            <text:p text:style-name="P6">Cryptage des données</text:p>
            <text:p text:style-name="P6">Historique de connexion en temps réel</text:p>
            <text:p text:style-name="P6">Système de feedback</text:p>
            <text:p text:style-name="P6">Création de salon </text:p>
            <text:p text:style-name="P6">Création de serv /groupe pv</text:p>
            <text:p text:style-name="P10">Système d’hébergement de fichier</text:p>
            <text:p text:style-name="P5"><text:s/>Chat vocal</text:p>
            <text:p text:style-name="P5">Système de reconnaissance d’afk</text:p>
            <text:p text:style-name="P5">Emojis</text:p>
          </table:table-cell>
          <table:table-cell table:style-name="Tableau1.B2" office:value-type="string">
            <text:p text:style-name="P8">Important : </text:p>
            <text:p text:style-name="P7">Temps réel</text:p>
            <text:p text:style-name="P7">simplicité </text:p>
            <text:p text:style-name="P7">sans bugs</text:p>
            <text:p text:style-name="P5">?</text:p>
            <text:p text:style-name="P5">?</text:p>
            <text:p text:style-name="P5">?</text:p>
            <text:p text:style-name="P5">?</text:p>
            <text:p text:style-name="P5">?</text:p>
            <text:p text:style-name="P3"/>
            <text:p text:style-name="P3"/>
            <text:p text:style-name="P8">Facultatif :</text:p>
            <text:p text:style-name="P5">?</text:p>
            <text:p text:style-name="P5">?</text:p>
            <text:p text:style-name="P5">?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mbria Math" svg:font-family="'Cambria Math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3T15:01:00.863000000</dc:date>
    <meta:editing-duration>PT1M26S</meta:editing-duration>
    <meta:editing-cycles>1</meta:editing-cycles>
    <meta:document-statistic meta:table-count="1" meta:image-count="0" meta:object-count="0" meta:page-count="1" meta:paragraph-count="35" meta:word-count="90" meta:character-count="546" meta:non-whitespace-character-count="483"/>
    <meta:generator>LibreOffice/7.0.3.1$Windows_X86_64 LibreOffice_project/d7547858d014d4cf69878db179d326fc3483e082</meta:generator>
  </office:meta>
</office:document-meta>
</file>